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Rechnung">
      <style:text-properties officeooo:paragraph-rsid="000945bd"/>
    </style:style>
    <style:style style:name="P2" style:family="paragraph" style:parent-style-name="Standard">
      <style:text-properties officeooo:rsid="00055399" officeooo:paragraph-rsid="00055399"/>
    </style:style>
    <style:style style:name="P3" style:family="paragraph" style:parent-style-name="Standard">
      <style:paragraph-properties>
        <style:tab-stops>
          <style:tab-stop style:position="5.001cm"/>
          <style:tab-stop style:position="6.001cm"/>
        </style:tab-stops>
      </style:paragraph-properties>
      <style:text-properties officeooo:rsid="00074f69" officeooo:paragraph-rsid="00074f69"/>
    </style:style>
    <style:style style:name="P4" style:family="paragraph" style:parent-style-name="Standard">
      <style:paragraph-properties>
        <style:tab-stops>
          <style:tab-stop style:position="5.001cm"/>
          <style:tab-stop style:position="6.001cm"/>
        </style:tab-stops>
      </style:paragraph-properties>
      <style:text-properties officeooo:rsid="000a6621" officeooo:paragraph-rsid="000a6621"/>
    </style:style>
    <style:style style:name="P5" style:family="paragraph" style:parent-style-name="Standard">
      <style:paragraph-properties>
        <style:tab-stops>
          <style:tab-stop style:position="5.001cm"/>
          <style:tab-stop style:position="6.001cm"/>
        </style:tab-stops>
      </style:paragraph-properties>
      <style:text-properties style:text-position="0% 100%" officeooo:rsid="00074f69" officeooo:paragraph-rsid="00074f69"/>
    </style:style>
    <style:style style:name="P6" style:family="paragraph" style:parent-style-name="Standard">
      <style:paragraph-properties>
        <style:tab-stops>
          <style:tab-stop style:position="5.001cm"/>
          <style:tab-stop style:position="6.001cm"/>
        </style:tab-stops>
      </style:paragraph-properties>
      <style:text-properties style:text-position="0% 100%" officeooo:rsid="000a6621" officeooo:paragraph-rsid="00074f69"/>
    </style:style>
    <style:style style:name="P7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055399"/>
    </style:style>
    <style:style style:name="T3" style:family="text">
      <style:text-properties style:text-position="0% 100%" officeooo:rsid="00074f69"/>
    </style:style>
    <style:style style:name="T4" style:family="text">
      <style:text-properties style:text-position="0% 100%" officeooo:rsid="000a6621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74f69"/>
    </style:style>
    <style:style style:name="T7" style:family="text">
      <style:text-properties officeooo:rsid="000945bd"/>
    </style:style>
    <style:style style:name="T8" style:family="text">
      <style:text-properties fo:color="#00cc33" fo:font-weight="bold"/>
    </style:style>
    <style:style style:name="T9" style:family="text">
      <style:text-properties fo:color="#ffcc00" fo:font-weight="bold"/>
    </style:style>
    <style:style style:name="T10" style:family="text">
      <style:text-properties fo:color="#ffcc00" style:text-position="sub 58%" fo:font-weight="bold"/>
    </style:style>
    <style:style style:name="T11" style:family="text">
      <style:text-properties fo:color="#ffcc00" style:text-position="sub 58%" fo:font-weight="bold" officeooo:rsid="00074f69"/>
    </style:style>
    <style:style style:name="T12" style:family="text">
      <style:text-properties fo:color="#ffcc00" style:text-position="0% 100%" fo:font-weight="bold"/>
    </style:style>
    <style:style style:name="T13" style:family="text">
      <style:text-properties fo:color="#3333ff" fo:font-weight="bold"/>
    </style:style>
    <style:style style:name="T14" style:family="text">
      <style:text-properties fo:color="#3333ff" style:text-position="sub 58%" fo:font-weight="bold" officeooo:rsid="00074f69"/>
    </style:style>
    <style:style style:name="T15" style:family="text">
      <style:text-properties fo:color="#cc00cc" style:text-position="0% 100%" fo:font-weight="bold"/>
    </style:style>
    <style:style style:name="T16" style:family="text">
      <style:text-properties fo:font-size="16pt" style:font-size-asian="16pt" style:font-size-complex="16pt"/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4.798cm" fo:min-width="0.7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Umrechnung dec→bin</text:p>
      <text:p text:style-name="P2"/>
      <text:p text:style-name="P2">Bsp.:</text:p>
      <text:p text:style-name="P2">Die dezimale Zahl <text:span text:style-name="T9">1234</text:span> soll in Binär-Darstellung umgewandelt werden.</text:p>
      <text:p text:style-name="P2">Vorgehen: Die Zahl wird fortlaufend (ganzzahlig) durch <text:span text:style-name="T13">2</text:span> dividiert bis man bei <text:span text:style-name="T8">0</text:span> angekommen ist und die entstehenden Reste notiert. Die Rest-Werte stellen in umgekehrter Reihenfolge die Binär-Darstellung dar.</text:p>
      <text:p text:style-name="P2"/>
      <text:p text:style-name="P2"><draw:custom-shape text:anchor-type="paragraph" draw:z-index="0" draw:name="Form1" draw:style-name="gr2" svg:width="1.43cm" svg:height="5.372cm" svg:x="6.833cm" svg:y="0.457cm"><text:p/><draw:enhanced-geometry svg:viewBox="0 0 21600 21600" draw:text-areas="?f0 ?f7 ?f2 21600" draw:type="up-arrow" draw:modifiers="4368.22061720289 5072.4070450097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frame text:anchor-type="paragraph" draw:z-index="1" draw:name="Form2" draw:style-name="gr1" draw:text-style-name="P7" svg:width="2.514cm" svg:height="0.821cm" draw:transform="rotate (1.5707963267949) translate (7.20372222222222cm 4.38855555555556cm)"><draw:text-box><text:p><text:span text:style-name="T16">Ergebnis</text:span></text:p></draw:text-box></draw:frame><text:span text:style-name="T9">1234</text:span><text:span text:style-name="T11">10</text:span><text:span text:style-name="T3"><text:tab/></text:span>:<text:span text:style-name="T13">2</text:span><text:span text:style-name="T14">10</text:span><text:span text:style-name="T3"><text:tab/></text:span>=<text:tab/>617<text:span text:style-name="T6">10</text:span><text:span text:style-name="T3"><text:tab/></text:span>R:<text:tab/>0<text:line-break/>617<text:tab/>:<text:span text:style-name="T7">2<text:tab/>=<text:tab/>308<text:tab/>R:<text:tab/>1<text:line-break/>308<text:tab/>:2<text:tab/>=<text:tab/>15<text:tab/><text:tab/>R:<text:tab/>0<text:line-break/></text:span>154<text:tab/>:2<text:tab/>=<text:tab/>77<text:tab/><text:tab/>R:<text:tab/>0<text:line-break/>77<text:tab/>:2<text:tab/>=<text:tab/>38<text:tab/><text:tab/>R:<text:tab/>1<text:line-break/>38<text:tab/>:2<text:tab/>=<text:tab/>19<text:tab/><text:tab/>R:<text:tab/>0<text:line-break/>19<text:tab/>:2<text:tab/>=<text:tab/>9<text:tab/><text:tab/>R:<text:tab/>1<text:line-break/>9<text:tab/>:2<text:tab/>=<text:tab/>4<text:tab/><text:tab/>R:<text:tab/>1<text:line-break/>4<text:tab/>:2<text:tab/>=<text:tab/>2<text:tab/><text:tab/>R:<text:tab/>0<text:line-break/>2<text:tab/>:2<text:tab/>=<text:tab/>1<text:tab/><text:tab/>R:<text:tab/>0<text:line-break/>1<text:tab/>:2<text:tab/>=<text:tab/><text:span text:style-name="T8">0</text:span><text:tab/><text:tab/>R:<text:tab/>1<text:span text:style-name="T2"><text:line-break/></text:span></text:p>
      <text:p text:style-name="P3"><text:span text:style-name="T1">Das Ergebnis (die binäre Darstellung) von 1234</text:span><text:span text:style-name="T5">10</text:span><text:span text:style-name="T1"> ist:</text:span></text:p>
      <text:p text:style-name="P5"/>
      <text:p text:style-name="P3"><text:span text:style-name="T12">1234</text:span><text:span text:style-name="T10">10</text:span><text:span text:style-name="T1"> = </text:span><text:span text:style-name="T15">0</text:span><text:span text:style-name="T1">100 1101 0010</text:span><text:span text:style-name="T5">2</text:span></text:p>
      <text:p text:style-name="P6"/>
      <text:p text:style-name="P4"><text:span text:style-name="T4">D</text:span><text:span text:style-name="T1">ie vorderste </text:span><text:span text:style-name="T15">0</text:span><text:span text:style-name="T1"> ist nur zur Vervollständigung vorangestellt und verändert das Ergebnis nicht. (Das Ergebnis wurde bis zu einer bestimmten Stellenzahl mit Nullen aufgefüllt.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  <style:text-properties style:font-name="Arial" fo:font-family="Arial" style:font-style-name="Fett" style:font-family-generic="swiss" style:font-pitch="variable" fo:language="de" fo:country="DE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Rechnung" style:family="paragraph" style:parent-style-name="Standard" style:next-style-name="Standard" style:master-page-name="">
      <style:paragraph-properties style:page-number="auto">
        <style:tab-stops>
          <style:tab-stop style:position="2cm"/>
          <style:tab-stop style:position="3cm"/>
          <style:tab-stop style:position="3.5cm"/>
          <style:tab-stop style:position="4.001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6.2$Windows_X86_64 LibreOffice_project/0ce51a4fd21bff07a5c061082cc82c5ed232f115</meta:generator>
    <dc:date>2020-09-26T14:04:38.796000000</dc:date>
    <meta:editing-duration>PT11M4S</meta:editing-duration>
    <meta:editing-cycles>6</meta:editing-cycles>
    <meta:document-statistic meta:table-count="0" meta:image-count="0" meta:object-count="0" meta:page-count="1" meta:paragraph-count="8" meta:word-count="144" meta:character-count="738" meta:non-whitespace-character-count="592"/>
  </office:meta>
</office:document-meta>
</file>